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DF7A08F806EC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967cm" fo:min-width="3.29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gr4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167cm" fo:min-width="2.046cm" fo:padding-top="0.1cm" fo:padding-bottom="0.1cm" fo:padding-left="0.1cm" fo:padding-right="0.1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DF7A08F806EC27BE.png" xlink:type="simple" xlink:show="embed" xlink:actuate="onLoad">
            <text:p/>
          </draw:image>
        </draw:frame>
        <draw:custom-shape draw:style-name="gr2" draw:text-style-name="P2" draw:layer="layout" svg:width="4.937cm" svg:height="1.649cm" draw:transform="rotate (-2.54434098355733) translate (15.391cm 12.1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9.355cm" svg:y="4.306cm">
          <text:p text:style-name="P1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177.1537970645 53584.40779610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3.176cm" svg:height="1.931cm" draw:transform="rotate (-2.54434098355733) translate (18.867cm 9.8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9.36cm" svg:y="4.31cm">
          <text:p text:style-name="P1"><text:span text:style-name="T1"/></text:p>
          <draw:enhanced-geometry svg:viewBox="0 0 21600 21600" draw:glue-points="10800 0 3160 3160 0 10800 3160 18440 10800 21600 18440 18440 21600 10800 18440 3160 ?f14 ?f15" draw:text-areas="3200 3200 18400 18400" draw:type="round-callout" draw:modifiers="13784.301212508 84608.0959520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16:55:39.581802478</dc:date>
    <meta:editing-duration>PT9H10M30S</meta:editing-duration>
    <meta:editing-cycles>6</meta:editing-cycles>
    <meta:generator>LibreOffice/5.4.5.1$MacOSX_X86_64 LibreOffice_project/79c9829dd5d8054ec39a82dc51cd9eff340dbee8</meta:generator>
    <meta:document-statistic meta:object-count="5"/>
  </office:meta>
</office:document-meta>
</file>